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9.4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3.6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8.63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5.86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21.41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" style:family="table-cell" style:parent-style-name="Default">
      <style:table-cell-properties fo:background-color="#dddddd"/>
    </style:style>
    <style:style style:name="ce11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9"/>
    </style:style>
    <style:style style:name="ce18" style:family="table-cell" style:parent-style-name="Default">
      <style:map style:condition="cell-content()=&quot;&quot;" style:apply-style-name="Cellule_20_invalide" style:base-cell-address="Feuille1.H9"/>
    </style:style>
    <style:style style:name="ce12" style:family="table-cell" style:parent-style-name="Default">
      <style:map style:condition="is-true-formula([Feuille1.G2]=0)" style:apply-style-name="Cellule_20_grisée" style:base-cell-address="Feuille1.H2"/>
    </style:style>
    <style:style style:name="ce23" style:family="table-cell" style:parent-style-name="Default">
      <style:map style:condition="cell-content()=&quot;&quot;" style:apply-style-name="Cellule_20_invalide" style:base-cell-address="Feuille1.H77"/>
    </style:style>
    <style:style style:name="ce21" style:family="table-cell" style:parent-style-name="Default">
      <style:map style:condition="is-true-formula([Feuille1.I9]=0)" style:apply-style-name="Cellule_20_grisée" style:base-cell-address="Feuille1.J9"/>
    </style:style>
    <style:style style:name="ce14" style:family="table-cell" style:parent-style-name="Default">
      <style:map style:condition="is-true-formula([Feuille1.K2]=1)" style:apply-style-name="Cellule_20_grisée" style:base-cell-address="Feuille1.L2"/>
      <style:map style:condition="is-true-formula(AND([Feuille1.K2]&gt;1;[Feuille1.L2]=&quot;&quot;))" style:apply-style-name="Cellule_20_invalide" style:base-cell-address="Feuille1.L2"/>
    </style:style>
    <style:style style:name="ce22" style:family="table-cell" style:parent-style-name="Default">
      <style:map style:condition="is-true-formula([Feuille1.K9]=1)" style:apply-style-name="Cellule_20_grisée" style:base-cell-address="Feuille1.L9"/>
      <style:map style:condition="is-true-formula(AND([Feuille1.K9]&gt;1;[Feuille1.L9]=&quot;&quot;))" style:apply-style-name="Cellule_20_invalide" style:base-cell-address="Feuille1.L9"/>
    </style:style>
    <style:style style:name="ce15" style:family="table-cell" style:parent-style-name="Default">
      <style:map style:condition="is-true-formula([Feuille1.K2]=1)" style:apply-style-name="Cellule_20_grisée" style:base-cell-address="Feuille1.M2"/>
      <style:map style:condition="is-true-formula(AND([Feuille1.K2]&gt;1;[Feuille1.M2]=&quot;&quot;))" style:apply-style-name="Cellule_20_invalide" style:base-cell-address="Feuille1.M2"/>
    </style:style>
    <style:style style:name="ce24" style:family="table-cell" style:parent-style-name="Default">
      <style:map style:condition="is-true-formula([Feuille1.K9]=1)" style:apply-style-name="Cellule_20_grisée" style:base-cell-address="Feuille1.M9"/>
      <style:map style:condition="is-true-formula(AND([Feuille1.K9]&gt;1;[Feuille1.M9]=&quot;&quot;))" style:apply-style-name="Cellule_20_invalide" style:base-cell-address="Feuille1.M9"/>
    </style:style>
    <style:style style:name="ce16" style:family="table-cell" style:parent-style-name="Default">
      <style:map style:condition="is-true-formula([Feuille1.K2]=1)" style:apply-style-name="Cellule_20_grisée" style:base-cell-address="Feuille1.N2"/>
      <style:map style:condition="is-true-formula(AND([Feuille1.K2]&gt;1;[Feuille1.N2]=&quot;&quot;))" style:apply-style-name="Cellule_20_invalide" style:base-cell-address="Feuille1.N2"/>
    </style:style>
    <style:style style:name="ce26" style:family="table-cell" style:parent-style-name="Default">
      <style:map style:condition="is-true-formula([Feuille1.K9]=1)" style:apply-style-name="Cellule_20_grisée" style:base-cell-address="Feuille1.N9"/>
      <style:map style:condition="is-true-formula(AND([Feuille1.K9]&gt;1;[Feuille1.N9]=&quot;&quot;))" style:apply-style-name="Cellule_20_invalide" style:base-cell-address="Feuille1.N9"/>
    </style:style>
    <style:style style:name="ce17" style:family="table-cell" style:parent-style-name="Default">
      <style:map style:condition="cell-content()=&quot;&quot;" style:apply-style-name="Cellule_20_invalide" style:base-cell-address="Feuille1.A2"/>
    </style:style>
    <style:style style:name="ce28" style:family="table-cell" style:parent-style-name="Default">
      <style:map style:condition="cell-content()=&quot;&quot;" style:apply-style-name="Cellule_20_invalide" style:base-cell-address="Feuille1.A9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2"/>
        <table:content-validation table:name="val2" table:condition="of:cell-content-is-in-list(&quot;0&quot;;&quot;semi_seaking&quot;;&quot;seaking&quot;)" table:allow-empty-cell="false" table:display-list="sort-ascending" table:base-cell-address="Feuille1.O12"/>
      </table:content-validations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2"/>
        <table:table-column table:style-name="co11" table:default-cell-style-name="ce11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1"/>
        <table:table-column table:style-name="co16" table:default-cell-style-name="ce17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#weapon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time_between_shots</text:p>
          </table:table-cell>
          <table:table-cell table:style-name="ce1" office:value-type="string" calcext:value-type="string">
            <text:p>rafale</text:p>
          </table:table-cell>
          <table:table-cell table:style-name="ce1" office:value-type="string" calcext:value-type="string">
            <text:p>rafale_cooldown</text:p>
          </table:table-cell>
          <table:table-cell table:style-name="ce1" office:value-type="string" calcext:value-type="string">
            <text:p>multishot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angle_offset</text:p>
          </table:table-cell>
          <table:table-cell table:style-name="ce1" office:value-type="string" calcext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f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fast</text:p>
          </table:table-cell>
          <table:table-cell office:value-type="string" calcext:value-type="string">
            <text:p>Laser f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360</text:p>
          </table:table-cell>
          <table:table-cell office:value-type="string" calcext:value-type="string">
            <text:p>Laser 360°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player</text:p>
          </table:table-cell>
          <table:table-cell office:value-type="string" calcext:value-type="string">
            <text:p>Laser play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bot</text:p>
          </table:table-cell>
          <table:table-cell office:value-type="string" calcext:value-type="string">
            <text:p>Default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arc</text:p>
          </table:table-cell>
          <table:table-cell office:value-type="string" calcext:value-type="string">
            <text:p>Laser 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ireball_sinus</text:p>
          </table:table-cell>
          <table:table-cell office:value-type="string" calcext:value-type="string">
            <text:p>Fireball sinu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laserbeam</text:p>
          </table:table-cell>
          <table:table-cell table:style-name="ce2" office:value-type="string" calcext:value-type="string">
            <text:p>Laser 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ounds/laser.ogg</text:p>
          </table:table-cell>
          <table:table-cell table:style-name="ce18" office:value-type="string" calcext:value-type="string">
            <text:p>0.5</text:p>
          </table:table-cell>
          <table:table-cell table:style-name="ce10" office:value-type="float" office:value="-1" calcext:value-type="float">
            <text:p>-1</text:p>
          </table:table-cell>
          <table:table-cell table:style-name="ce21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V_Alpha1_laser</text:p>
          </table:table-cell>
          <table:table-cell office:value-type="string" calcext:value-type="string">
            <text:p>Vanguard Alph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laserInt</text:p>
          </table:table-cell>
          <table:table-cell office:value-type="string" calcext:value-type="string">
            <text:p>Vanguard Alpha2 Laser In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laserExt</text:p>
          </table:table-cell>
          <table:table-cell office:value-type="string" calcext:value-type="string">
            <text:p>Vanguard Alpha2 Laser Ex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2_death</text:p>
          </table:table-cell>
          <table:table-cell office:value-type="string" calcext:value-type="string">
            <text:p>Vanguard Alpha2 PostMortemSho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57142857142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3_laser</text:p>
          </table:table-cell>
          <table:table-cell office:value-type="string" calcext:value-type="string">
            <text:p>Vanguard Alpha3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</text:p>
          </table:table-cell>
          <table:table-cell office:value-type="string" calcext:value-type="string">
            <text:p>Vanguard Sigm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180</text:p>
          </table:table-cell>
          <table:table-cell office:value-type="string" calcext:value-type="string">
            <text:p>Vanguard Sigma1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90</text:p>
          </table:table-cell>
          <table:table-cell office:value-type="string" calcext:value-type="string">
            <text:p>Vanguard Sigma1 Laser 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1_laser270</text:p>
          </table:table-cell>
          <table:table-cell office:value-type="string" calcext:value-type="string">
            <text:p>Vanguard Sigma1 Laser 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</text:p>
          </table:table-cell>
          <table:table-cell office:value-type="string" calcext:value-type="string">
            <text:p>Vanguard Sigma2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180</text:p>
          </table:table-cell>
          <table:table-cell office:value-type="string" calcext:value-type="string">
            <text:p>Vanguard Sigma2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90</text:p>
          </table:table-cell>
          <table:table-cell office:value-type="string" calcext:value-type="string">
            <text:p>Vanguard Sigma2 Laser 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90" calcext:value-type="float">
            <text:p>9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2_laser270</text:p>
          </table:table-cell>
          <table:table-cell office:value-type="string" calcext:value-type="string">
            <text:p>Vanguard Sigma2 Laser 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270" calcext:value-type="float">
            <text:p>27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3_laser</text:p>
          </table:table-cell>
          <table:table-cell office:value-type="string" calcext:value-type="string">
            <text:p>Vanguard Sigma3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Sigma3_laser180</text:p>
          </table:table-cell>
          <table:table-cell office:value-type="string" calcext:value-type="string">
            <text:p>Vanguard Sigma3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L</text:p>
          </table:table-cell>
          <table:table-cell office:value-type="string" calcext:value-type="string">
            <text:p>Vanguard Beta1 Laser Support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R</text:p>
          </table:table-cell>
          <table:table-cell office:value-type="string" calcext:value-type="string">
            <text:p>Vanguard Beta1 Laser Support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L_exit</text:p>
          </table:table-cell>
          <table:table-cell office:value-type="string" calcext:value-type="string">
            <text:p>Vanguard Beta1 Laser Support Lef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laser_supportR_exit</text:p>
          </table:table-cell>
          <table:table-cell office:value-type="string" calcext:value-type="string">
            <text:p>Vanguard Beta1 Laser Support Righ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dragonball</text:p>
          </table:table-cell>
          <table:table-cell office:value-type="string" calcext:value-type="string">
            <text:p>Vanguard Beta1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1_dragonballNoLock</text:p>
          </table:table-cell>
          <table:table-cell office:value-type="string" calcext:value-type="string">
            <text:p>Vanguard Beta1 Dragonballs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dragonball</text:p>
          </table:table-cell>
          <table:table-cell office:value-type="string" calcext:value-type="string">
            <text:p>Vanguard Beta2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40</text:p>
          </table:table-cell>
          <table:table-cell office:value-type="string" calcext:value-type="string">
            <text:p>Vanguard Beta2 Laser Support 4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180</text:p>
          </table:table-cell>
          <table:table-cell office:value-type="string" calcext:value-type="string">
            <text:p>Vanguard Beta2 Laser Support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2_laser_support320</text:p>
          </table:table-cell>
          <table:table-cell office:value-type="string" calcext:value-type="string">
            <text:p>Vanguard Beta2 Laser Support 32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1</text:p>
          </table:table-cell>
          <table:table-cell office:value-type="string" calcext:value-type="string">
            <text:p>Vanguard Beta3 Laser 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2</text:p>
          </table:table-cell>
          <table:table-cell office:value-type="string" calcext:value-type="string">
            <text:p>Vanguard Beta3 Laser 2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dragonball</text:p>
          </table:table-cell>
          <table:table-cell office:value-type="string" calcext:value-type="string">
            <text:p>Vanguard Beta3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_support</text:p>
          </table:table-cell>
          <table:table-cell office:value-type="string" calcext:value-type="string">
            <text:p>Vanguard Beta3 Laser Suppor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80" calcext:value-type="float">
            <text:p>18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1NoLock</text:p>
          </table:table-cell>
          <table:table-cell office:value-type="string" calcext:value-type="string">
            <text:p>Vanguard Beta3 Laser 1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laser2NoLock</text:p>
          </table:table-cell>
          <table:table-cell office:value-type="string" calcext:value-type="string">
            <text:p>Vanguard Beta3 Laser 2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3_dragonballNoLock</text:p>
          </table:table-cell>
          <table:table-cell office:value-type="string" calcext:value-type="string">
            <text:p>Vanguard Beta3 Dragonballs 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extL</text:p>
          </table:table-cell>
          <table:table-cell office:value-type="string" calcext:value-type="string">
            <text:p>Vanguard Delta1 Laser Exterio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25" calcext:value-type="float">
            <text:p>2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extR</text:p>
          </table:table-cell>
          <table:table-cell office:value-type="string" calcext:value-type="string">
            <text:p>Vanguard Delta1 Laser Exterio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35" calcext:value-type="float">
            <text:p>335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intL</text:p>
          </table:table-cell>
          <table:table-cell office:value-type="string" calcext:value-type="string">
            <text:p>Vanguard Delta1 Laser Interio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12" calcext:value-type="float">
            <text:p>12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laser_intR</text:p>
          </table:table-cell>
          <table:table-cell office:value-type="string" calcext:value-type="string">
            <text:p>Vanguard Delta1 Laser Interio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48" calcext:value-type="float">
            <text:p>348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1_blast</text:p>
          </table:table-cell>
          <table:table-cell office:value-type="string" calcext:value-type="string">
            <text:p>Vanguard Delta1 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L</text:p>
          </table:table-cell>
          <table:table-cell office:value-type="string" calcext:value-type="string">
            <text:p>Vanguard Delta2 Ring1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M</text:p>
          </table:table-cell>
          <table:table-cell office:value-type="string" calcext:value-type="string">
            <text:p>Vanguard Delta2 Ring1 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1R</text:p>
          </table:table-cell>
          <table:table-cell office:value-type="string" calcext:value-type="string">
            <text:p>Vanguard Delta2 Ring1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L</text:p>
          </table:table-cell>
          <table:table-cell office:value-type="string" calcext:value-type="string">
            <text:p>Vanguard Delta2 Ring2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M</text:p>
          </table:table-cell>
          <table:table-cell office:value-type="string" calcext:value-type="string">
            <text:p>Vanguard Delta2 Ring2 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2_ring2R</text:p>
          </table:table-cell>
          <table:table-cell office:value-type="string" calcext:value-type="string">
            <text:p>Vanguard Delta2 Ring2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blast</text:p>
          </table:table-cell>
          <table:table-cell office:value-type="string" calcext:value-type="string">
            <text:p>Vanguard Delta3 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f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1</text:p>
          </table:table-cell>
          <table:table-cell office:value-type="string" calcext:value-type="string">
            <text:p>Vanguard Delta3 Laser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2L</text:p>
          </table:table-cell>
          <table:table-cell office:value-type="string" calcext:value-type="string">
            <text:p>Vanguard Delta3 Laser2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2R</text:p>
          </table:table-cell>
          <table:table-cell office:value-type="string" calcext:value-type="string">
            <text:p>Vanguard Delta3 Laser2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3L</text:p>
          </table:table-cell>
          <table:table-cell office:value-type="string" calcext:value-type="string">
            <text:p>Vanguard Delta3 Laser3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laser3R</text:p>
          </table:table-cell>
          <table:table-cell office:value-type="string" calcext:value-type="string">
            <text:p>Vanguard Delta3 Laser3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Delta3_blast_exit</text:p>
          </table:table-cell>
          <table:table-cell office:value-type="string" calcext:value-type="string">
            <text:p>Vanguard Delta3 Blast 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1_laser</text:p>
          </table:table-cell>
          <table:table-cell office:value-type="string" calcext:value-type="string">
            <text:p>Vanguard Gamma1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2_ball</text:p>
          </table:table-cell>
          <table:table-cell office:value-type="string" calcext:value-type="string">
            <text:p>Vanguard Gamma2 Ball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2_missile</text:p>
          </table:table-cell>
          <table:table-cell office:value-type="string" calcext:value-type="string">
            <text:p>Vanguard Gamma2 Missi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3_laserL</text:p>
          </table:table-cell>
          <table:table-cell office:value-type="string" calcext:value-type="string">
            <text:p>Vanguard Gamma3 Laser 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-15" calcext:value-type="float">
            <text:p>-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Gamma3_laserR</text:p>
          </table:table-cell>
          <table:table-cell office:value-type="string" calcext:value-type="string">
            <text:p>Vanguard Gamma3 Laser 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V_AlphaGold_laser50</text:p>
          </table:table-cell>
          <table:table-cell office:value-type="string" calcext:value-type="string">
            <text:p>Vanguard AlphaGold Laser 5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30</text:p>
          </table:table-cell>
          <table:table-cell office:value-type="string" calcext:value-type="string">
            <text:p>Vanguard AlphaGold Laser 3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0</text:p>
          </table:table-cell>
          <table:table-cell office:value-type="string" calcext:value-type="string">
            <text:p>Vanguard AlphaGold Laser 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180</text:p>
          </table:table-cell>
          <table:table-cell office:value-type="string" calcext:value-type="string">
            <text:p>Vanguard AlphaGold Laser 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sniper</text:p>
          </table:table-cell>
          <table:table-cell office:value-type="string" calcext:value-type="string">
            <text:p>Vanguard AlphaGold Snip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</text:p>
          </table:table-cell>
          <table:table-cell office:value-type="string" calcext:value-type="string">
            <text:p>Vanguard BetaGold 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laser</text:p>
          </table:table-cell>
          <table:table-cell office:value-type="string" calcext:value-type="string">
            <text:p>Vanguard BetaGold 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AlphaGold_laser_double</text:p>
          </table:table-cell>
          <table:table-cell office:value-type="string" calcext:value-type="string">
            <text:p>Vanguard AlphaGold Laser Doub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arc</text:p>
          </table:table-cell>
          <table:table-cell office:value-type="string" calcext:value-type="string">
            <text:p>Vanguard BetaGold Dragonballs 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homing</text:p>
          </table:table-cell>
          <table:table-cell office:value-type="string" calcext:value-type="string">
            <text:p>Vanguard BetaGold Dragonballs Homing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anguard BetaGold Dragonballs Arc Al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23" office:value-type="string" calcext:value-type="string">
            <text:p>0.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Feuille1.A2:Feuille1.I8 Feuille1.K2:Feuille1.K8 Feuille1.O2:Feuille1.P8 Feuille1.A11:Feuille1.F65 Feuille1.G11:Feuille1.I25 Feuille1.K11:Feuille1.K65 Feuille1.O11:Feuille1.P65 Feuille1.I26:Feuille1.I65 Feuille1.A67:Feuille1.I76 Feuille1.K67:Feuille1.K77 Feuille1.O67:Feuille1.P77 Feuille1.G26:Feuille1.H50 Feuille1.G51:Feuille1.G53 Feuille1.G54:Feuille1.H65 Feuille1.A77:Feuille1.G77 Feuille1.I77:Feuille1.I77">
            <calcext:condition calcext:apply-style-name="Cellule invalide" calcext:value="=&quot;&quot;" calcext:base-cell-address="Feuille1.A2"/>
          </calcext:conditional-format>
          <calcext:conditional-format calcext:target-range-address="Feuille1.J2:Feuille1.J8 Feuille1.J11:Feuille1.J65 Feuille1.J67:Feuille1.J77 Feuille1.H51:Feuille1.H53">
            <calcext:condition calcext:apply-style-name="Cellule grisée" calcext:value="formula-is([Feuille1.G2]=0)" calcext:base-cell-address="Feuille1.H2"/>
          </calcext:conditional-format>
          <calcext:conditional-format calcext:target-range-address="Feuille1.L2:Feuille1.L8 Feuille1.L11:Feuille1.L65 Feuille1.L67:Feuille1.L77">
            <calcext:condition calcext:apply-style-name="Cellule grisée" calcext:value="formula-is([Feuille1.K2]=1)" calcext:base-cell-address="Feuille1.L2"/>
            <calcext:condition calcext:apply-style-name="Cellule invalide" calcext:value="formula-is(AND([Feuille1.K2]&gt;1;[Feuille1.L2]=&quot;&quot;))" calcext:base-cell-address="Feuille1.L2"/>
          </calcext:conditional-format>
          <calcext:conditional-format calcext:target-range-address="Feuille1.M2:Feuille1.M8 Feuille1.M11:Feuille1.M65 Feuille1.M67:Feuille1.M77">
            <calcext:condition calcext:apply-style-name="Cellule grisée" calcext:value="formula-is([Feuille1.K2]=1)" calcext:base-cell-address="Feuille1.M2"/>
            <calcext:condition calcext:apply-style-name="Cellule invalide" calcext:value="formula-is(AND([Feuille1.K2]&gt;1;[Feuille1.M2]=&quot;&quot;))" calcext:base-cell-address="Feuille1.M2"/>
          </calcext:conditional-format>
          <calcext:conditional-format calcext:target-range-address="Feuille1.N2:Feuille1.N8 Feuille1.N11:Feuille1.N65 Feuille1.N67:Feuille1.N77">
            <calcext:condition calcext:apply-style-name="Cellule grisée" calcext:value="formula-is([Feuille1.K2]=1)" calcext:base-cell-address="Feuille1.N2"/>
            <calcext:condition calcext:apply-style-name="Cellule invalide" calcext:value="formula-is(AND([Feuille1.K2]&gt;1;[Feuille1.N2]=&quot;&quot;))" calcext:base-cell-address="Feuille1.N2"/>
          </calcext:conditional-format>
          <calcext:conditional-format calcext:target-range-address="Feuille1.I9:Feuille1.I9 Feuille1.K9:Feuille1.K9 Feuille1.O9:Feuille1.P9 Feuille1.A9:Feuille1.G9">
            <calcext:condition calcext:apply-style-name="Cellule invalide" calcext:value="=&quot;&quot;" calcext:base-cell-address="Feuille1.A9"/>
          </calcext:conditional-format>
          <calcext:conditional-format calcext:target-range-address="Feuille1.L9:Feuille1.L9">
            <calcext:condition calcext:apply-style-name="Cellule grisée" calcext:value="formula-is([Feuille1.K9]=1)" calcext:base-cell-address="Feuille1.L9"/>
            <calcext:condition calcext:apply-style-name="Cellule invalide" calcext:value="formula-is(AND([Feuille1.K9]&gt;1;[Feuille1.L9]=&quot;&quot;))" calcext:base-cell-address="Feuille1.L9"/>
          </calcext:conditional-format>
          <calcext:conditional-format calcext:target-range-address="Feuille1.M9:Feuille1.M9">
            <calcext:condition calcext:apply-style-name="Cellule grisée" calcext:value="formula-is([Feuille1.K9]=1)" calcext:base-cell-address="Feuille1.M9"/>
            <calcext:condition calcext:apply-style-name="Cellule invalide" calcext:value="formula-is(AND([Feuille1.K9]&gt;1;[Feuille1.M9]=&quot;&quot;))" calcext:base-cell-address="Feuille1.M9"/>
          </calcext:conditional-format>
          <calcext:conditional-format calcext:target-range-address="Feuille1.N9:Feuille1.N9">
            <calcext:condition calcext:apply-style-name="Cellule grisée" calcext:value="formula-is([Feuille1.K9]=1)" calcext:base-cell-address="Feuille1.N9"/>
            <calcext:condition calcext:apply-style-name="Cellule invalide" calcext:value="formula-is(AND([Feuille1.K9]&gt;1;[Feuille1.N9]=&quot;&quot;))" calcext:base-cell-address="Feuille1.N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J9:Feuille1.J9">
            <calcext:condition calcext:apply-style-name="Cellule grisée" calcext:value="formula-is([Feuille1.I9]=0)" calcext:base-cell-address="Feuille1.J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4:29:25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1T14:29:35.284000000</dc:date>
    <meta:generator>LibreOffice/5.4.4.2$Windows_X86_64 LibreOffice_project/2524958677847fb3bb44820e40380acbe820f960</meta:generator>
    <meta:editing-duration>PT3H47M2S</meta:editing-duration>
    <meta:editing-cycles>323</meta:editing-cycles>
    <meta:document-statistic meta:table-count="1" meta:cell-count="1197" meta:object-count="0"/>
  </office:meta>
</office:document-meta>
</file>